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1464" officeooo:paragraph-rsid="001e1464"/>
    </style:style>
    <style:style style:name="P2" style:family="paragraph" style:parent-style-name="Standard">
      <style:text-properties style:font-name="Arial" officeooo:rsid="00151177" officeooo:paragraph-rsid="001e1464" style:font-name-complex="Arial1"/>
    </style:style>
    <style:style style:name="P3" style:family="paragraph" style:parent-style-name="Standard">
      <style:text-properties officeooo:rsid="001e1464" officeooo:paragraph-rsid="001e1464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953cm" fo:min-width="3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1.164cm" fo:min-width="2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1.005cm" fo:min-width="2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0.78cm" fo:min-width="2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0.804cm" fo:min-width="2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0.734cm" fo:min-width="2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0.896cm" fo:min-width="2.3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0.76cm" fo:min-width="2.1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-color="#ffffff" draw:textarea-horizontal-align="justify" draw:textarea-vertical-align="middle" draw:auto-grow-height="false" fo:min-height="0.676cm" fo:min-width="1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0.792cm" fo:min-width="2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917cm" fo:min-width="2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-color="#ffffff" draw:textarea-horizontal-align="justify" draw:textarea-vertical-align="middle" draw:auto-grow-height="false" fo:min-height="0.713cm" fo:min-width="2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fill-color="#ffffff" draw:textarea-horizontal-align="justify" draw:textarea-vertical-align="middle" draw:auto-grow-height="false" fo:min-height="0.903cm" fo:min-width="2.8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35cm" svg:stroke-color="#000000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draw:text-style-name="P5" svg:width="3.569cm" svg:height="1.523cm" svg:x="10.682cm" svg:y="7.802cm"><text:p text:style-name="P4">Singa_maju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1"><draw:custom-shape text:anchor-type="paragraph" draw:z-index="12" draw:name="Shape2" draw:style-name="gr10" draw:text-style-name="P5" svg:width="3.476cm" svg:height="1.121cm" svg:x="19.671cm" svg:y="0.464cm"><text:p text:style-name="P4">namapekerj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><draw:custom-shape text:anchor-type="paragraph" draw:z-index="15" draw:name="Shape2" draw:style-name="gr12" draw:text-style-name="P6" svg:width="3.2cm" svg:height="1.006cm" svg:x="16.78cm" svg:y="0.3cm"><text:p text:style-name="P4"><text:span text:style-name="T1">idpekerja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2" draw:style-name="gr9" draw:text-style-name="P5" svg:width="2.401cm" svg:height="0.955cm" svg:x="22.595cm" svg:y="0.3cm"><text:p text:style-name="P4">umu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26" draw:name="Shape6" draw:style-name="gr14" draw:text-style-name="P4" svg:x1="21.422cm" svg:y1="1.084cm" svg:x2="21.422cm" svg:y2="0.123cm"><text:p/></draw:line></text:p>
      <text:p text:style-name="P1"><draw:line text:anchor-type="paragraph" draw:z-index="27" draw:name="Shape6" draw:style-name="gr14" draw:text-style-name="P4" svg:x1="20.028cm" svg:y1="1.149cm" svg:x2="19.121cm" svg:y2="0.332cm"><text:p/></draw:line><draw:line text:anchor-type="paragraph" draw:z-index="28" draw:name="Shape6" draw:style-name="gr14" draw:text-style-name="P4" svg:x1="22.281cm" svg:y1="0.598cm" svg:x2="22.934cm" svg:y2="0.083cm"><text:p/></draw:line></text:p>
      <text:p text:style-name="P1"><draw:custom-shape text:anchor-type="paragraph" draw:z-index="3" draw:name="Shape3" draw:style-name="gr3" draw:text-style-name="P5" svg:width="2.585cm" svg:height="1.006cm" svg:x="20.027cm" svg:y="0.111cm"><text:p text:style-name="P4">Pekerja</text:p><draw:enhanced-geometry svg:viewBox="0 0 21600 21600" draw:type="rectangle" draw:enhanced-path="M 0 0 L 21600 0 21600 21600 0 21600 0 0 Z N"/></draw:custom-shape><draw:custom-shape text:anchor-type="paragraph" draw:z-index="10" draw:name="Shape2" draw:style-name="gr8" draw:text-style-name="P5" svg:width="3.068cm" svg:height="1.075cm" svg:x="22.959cm" svg:y="0.026cm"><text:p text:style-name="P4">alama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29" draw:name="Shape6" draw:style-name="gr14" draw:text-style-name="P4" svg:x1="22.611cm" svg:y1="0.037cm" svg:x2="22.958cm" svg:y2="0.037cm"><text:p/></draw:line></text:p>
      <text:p text:style-name="P1"><draw:line text:anchor-type="paragraph" draw:z-index="20" draw:name="Shape6" draw:style-name="gr14" draw:text-style-name="P4" svg:x1="21.32cm" svg:y1="3.719cm" svg:x2="21.32cm" svg:y2="0.085cm"><text:p/></draw:line><draw:line text:anchor-type="paragraph" draw:z-index="21" draw:name="Shape6" draw:style-name="gr14" draw:text-style-name="P4" svg:x1="21.32cm" svg:y1="3.719cm" svg:x2="21.32cm" svg:y2="0.085cm"><text:p/></draw:line><draw:line text:anchor-type="paragraph" draw:z-index="23" draw:name="Shape6" draw:style-name="gr14" draw:text-style-name="P4" svg:x1="14.25cm" svg:y1="4.119cm" svg:x2="20.027cm" svg:y2="0.143cm"><text:p/></draw:line><draw:custom-shape text:anchor-type="paragraph" draw:z-index="9" draw:name="Shape2" draw:style-name="gr7" draw:text-style-name="P5" svg:width="3.372cm" svg:height="1.267cm" svg:x="22.209cm" svg:y="0.312cm"><text:p text:style-name="P4">nombortelef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0" draw:name="Shape6" draw:style-name="gr14" draw:text-style-name="P4" svg:x1="22.11cm" svg:y1="0.143cm" svg:x2="22.694cm" svg:y2="0.513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19" draw:name="Shape4" draw:style-name="gr13" draw:text-style-name="P5" svg:width="5.613cm" svg:height="1.805cm" svg:x="18.475cm" svg:y="0.31cm"><text:p text:style-name="P4">bekerja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/>
      <text:p text:style-name="P1"/>
      <text:p text:style-name="P1"><draw:line text:anchor-type="paragraph" draw:z-index="24" draw:name="Shape6" draw:style-name="gr14" draw:text-style-name="P4" svg:x1="19.746cm" svg:y1="4.288cm" svg:x2="14.25cm" svg:y2="0.385cm"><text:p/></draw:line><draw:line text:anchor-type="paragraph" draw:z-index="25" draw:name="Shape6" draw:style-name="gr14" draw:text-style-name="P4" svg:x1="5.057cm" svg:y1="4.217cm" svg:x2="10.682cm" svg:y2="0.351cm"><text:p/></draw:line></text:p>
      <text:p text:style-name="P1"><draw:line text:anchor-type="paragraph" draw:z-index="22" draw:name="Shape6" draw:style-name="gr14" draw:text-style-name="P4" svg:x1="21.285cm" svg:y1="3.802cm" svg:x2="21.285cm" svg:y2="0.168cm"><text:p/></draw:line></text:p>
      <text:p text:style-name="P1"/>
      <text:p text:style-name="P1"/>
      <text:p text:style-name="P1"><draw:custom-shape text:anchor-type="paragraph" draw:z-index="13" draw:name="Shape2" draw:style-name="gr2" draw:text-style-name="P6" svg:width="4.01cm" svg:height="1.645cm" svg:x="-0.349cm" svg:y="0.15cm"><text:p text:style-name="P4"><text:span text:style-name="T1">idpenguru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14" draw:name="Shape2" draw:style-name="gr11" draw:text-style-name="P6" svg:width="4.01cm" svg:height="1.295cm" svg:x="21.96cm" svg:y="0.318cm"><text:p text:style-name="P4"><text:span text:style-name="T1">idcawanga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><draw:custom-shape text:anchor-type="paragraph" draw:z-index="16" draw:name="Shape4" draw:style-name="gr13" draw:text-style-name="P5" svg:width="5.613cm" svg:height="1.805cm" svg:x="9.541cm" svg:y="0.459cm"><text:p text:style-name="P4">menguruska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1" draw:name="Shape6" draw:style-name="gr14" draw:text-style-name="P4" svg:x1="22.179cm" svg:y1="0.312cm" svg:x2="21.595cm" svg:y2="0.88cm"><text:p/></draw:line><draw:line text:anchor-type="paragraph" draw:z-index="35" draw:name="Shape6" draw:style-name="gr14" draw:text-style-name="P4" svg:x1="1.663cm" svg:y1="0.333cm" svg:x2="2.473cm" svg:y2="1.204cm"><text:p/></draw:line></text:p>
      <text:p text:style-name="P1"><draw:custom-shape text:anchor-type="paragraph" draw:z-index="2" draw:name="Shape3" draw:style-name="gr3" draw:text-style-name="P5" svg:width="2.585cm" svg:height="1.006cm" svg:x="19.747cm" svg:y="0.393cm"><text:p text:style-name="P4">Cawangan</text:p><draw:enhanced-geometry svg:viewBox="0 0 21600 21600" draw:type="rectangle" draw:enhanced-path="M 0 0 L 21600 0 21600 21600 0 21600 0 0 Z N"/></draw:custom-shape><draw:custom-shape text:anchor-type="paragraph" draw:z-index="4" draw:name="Shape3" draw:style-name="gr3" draw:text-style-name="P5" svg:width="2.585cm" svg:height="1.006cm" svg:x="2.473cm" svg:y="0.323cm"><text:p text:style-name="P4">Pengurus</text:p><draw:enhanced-geometry svg:viewBox="0 0 21600 21600" draw:type="rectangle" draw:enhanced-path="M 0 0 L 21600 0 21600 21600 0 21600 0 0 Z N"/></draw:custom-shape></text:p>
      <text:p text:style-name="P1"><draw:line text:anchor-type="paragraph" draw:z-index="17" draw:name="Shape6" draw:style-name="gr14" draw:text-style-name="P4" svg:x1="19.747cm" svg:y1="0.378cm" svg:x2="15.154cm" svg:y2="0.367cm"><text:p/></draw:line><draw:line text:anchor-type="paragraph" draw:z-index="18" draw:name="Shape6" draw:style-name="gr14" draw:text-style-name="P4" svg:x1="9.65cm" svg:y1="0.378cm" svg:x2="5.057cm" svg:y2="0.367cm"><text:p/></draw:line><draw:custom-shape text:anchor-type="paragraph" draw:z-index="7" draw:name="Shape2" draw:style-name="gr5" draw:text-style-name="P5" svg:width="4.01cm" svg:height="1.137cm" svg:x="23.026cm" svg:y="0.005cm"><text:p text:style-name="P4">tempa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32" draw:name="Shape6" draw:style-name="gr14" draw:text-style-name="P4" svg:x1="23.026cm" svg:y1="0.055cm" svg:x2="22.331cm" svg:y2="0.055cm"><text:p/></draw:line><draw:line text:anchor-type="paragraph" draw:z-index="33" draw:name="Shape6" draw:style-name="gr14" draw:text-style-name="P4" svg:x1="23.038cm" svg:y1="0.824cm" svg:x2="21.939cm" svg:y2="0.425cm"><text:p/></draw:line><draw:line text:anchor-type="paragraph" draw:z-index="34" draw:name="Shape6" draw:style-name="gr14" draw:text-style-name="P4" svg:x1="21.285cm" svg:y1="0.425cm" svg:x2="20.495cm" svg:y2="1.325cm"><text:p/></draw:line><draw:line text:anchor-type="paragraph" draw:z-index="36" draw:name="Shape6" draw:style-name="gr14" draw:text-style-name="P4" svg:x1="3.577cm" svg:y1="0.355cm" svg:x2="4.387cm" svg:y2="1.226cm"><text:p/></draw:line><draw:line text:anchor-type="paragraph" draw:z-index="37" draw:name="Shape6" draw:style-name="gr14" draw:text-style-name="P4" svg:x1="2.473cm" svg:y1="0.355cm" svg:x2="0.944cm" svg:y2="0.731cm"><text:p/></draw:line></text:p>
      <text:p text:style-name="P1"><draw:custom-shape text:anchor-type="paragraph" draw:z-index="5" draw:name="Shape2" draw:style-name="gr2" draw:text-style-name="P5" svg:width="4.01cm" svg:height="1.645cm" svg:x="-0.432cm" svg:y="0.243cm"><text:p text:style-name="P4">namapenguru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2" draw:text-style-name="P5" svg:width="4.01cm" svg:height="1.645cm" svg:x="3.896cm" svg:y="0.436cm"><text:p text:style-name="P4">tempatmenguru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2" draw:style-name="gr6" draw:text-style-name="P5" svg:width="3.278cm" svg:height="1.034cm" svg:x="21.56cm" svg:y="0.337cm"><text:p text:style-name="P4">nam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custom-shape text:anchor-type="paragraph" draw:z-index="6" draw:name="Shape2" draw:style-name="gr4" draw:text-style-name="P5" svg:width="3.345cm" svg:height="1.101cm" svg:x="18.057cm" svg:y="0.196cm"><text:p text:style-name="P4">notelefoncaw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MY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MY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1:08:58.226000000</meta:creation-date>
    <dc:date>2018-04-27T21:28:11.050000000</dc:date>
    <meta:editing-duration>PT21M55S</meta:editing-duration>
    <meta:editing-cycles>5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